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118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Excel_20_Built-in_20_Normal" style:data-style-name="N116"/>
    <style:style style:name="ce2" style:family="table-cell" style:parent-style-name="Excel_20_Built-in_20_Normal" style:data-style-name="N11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table:table-column table:style-name="co1" table:default-cell-style-name="Excel_20_Built-in_20_Normal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019" table:default-cell-style-name="Excel_20_Built-in_20_Normal"/>
        <table:table-row table:style-name="ro1">
          <table:table-cell office:value-type="string">
            <text:p>Tabela 1.1.*</text:p>
          </table:table-cell>
          <table:table-cell office:value-type="string">
            <text:p>1ª pesagem</text:p>
          </table:table-cell>
          <table:table-cell office:value-type="string">
            <text:p>2ª pesagem</text:p>
          </table:table-cell>
          <table:table-cell office:value-type="string">
            <text:p>3ª pesagem</text:p>
          </table:table-cell>
          <table:table-cell office:value-type="string" office:string-value="média6">
            <text:p><text:s/>média6 </text:p>
          </table:table-cell>
          <table:table-cell table:number-columns-repeated="1019"/>
        </table:table-row>
        <table:table-row table:style-name="ro1">
          <table:table-cell office:value-type="string">
            <text:p>Massa do Conjunto¹</text:p>
          </table:table-cell>
          <table:table-cell office:value-type="float" office:value="133.229">
            <text:p><text:s/>133.2290 </text:p>
          </table:table-cell>
          <table:table-cell office:value-type="float" office:value="133.2295">
            <text:p><text:s/>133.2295 </text:p>
          </table:table-cell>
          <table:table-cell office:value-type="float" office:value="133.2293">
            <text:p><text:s/>133.2293 </text:p>
          </table:table-cell>
          <table:table-cell table:formula="of:=([.C2]+[.B2]+[.D2])/3" office:value-type="float" office:value="133.229266666667">
            <text:p><text:s/>133.2293 </text:p>
          </table:table-cell>
          <table:table-cell table:number-columns-repeated="1019"/>
        </table:table-row>
        <table:table-row table:style-name="ro1">
          <table:table-cell office:value-type="string">
            <text:p>Massa do Conjunto + Solução antes do aquecimento²</text:p>
          </table:table-cell>
          <table:table-cell office:value-type="float" office:value="139.1358">
            <text:p><text:s/>139.1358 </text:p>
          </table:table-cell>
          <table:table-cell office:value-type="float" office:value="139.1362">
            <text:p><text:s/>139.1362 </text:p>
          </table:table-cell>
          <table:table-cell office:value-type="float" office:value="139.136">
            <text:p><text:s/>139.1360 </text:p>
          </table:table-cell>
          <table:table-cell table:formula="of:=([.B3]+[.C3]+[.D3])/3" office:value-type="float" office:value="139.136">
            <text:p><text:s/>139.1360 </text:p>
          </table:table-cell>
          <table:table-cell table:number-columns-repeated="1019"/>
        </table:table-row>
        <table:table-row table:style-name="ro1">
          <table:table-cell office:value-type="string">
            <text:p>Massa da Solução antes do aquecimento³</text:p>
          </table:table-cell>
          <table:table-cell table:number-columns-repeated="3"/>
          <table:table-cell table:formula="of:=[.E3]-[.E2]" office:value-type="float" office:value="5.90673333333331">
            <text:p><text:s/>5.9067 </text:p>
          </table:table-cell>
          <table:table-cell table:number-columns-repeated="1019"/>
        </table:table-row>
        <table:table-row table:style-name="ro1">
          <table:table-cell office:value-type="string">
            <text:p>Massa do conjunto + NaCl após o aquecimento4</text:p>
          </table:table-cell>
          <table:table-cell office:value-type="float" office:value="133.4841">
            <text:p><text:s/>133.4841 </text:p>
          </table:table-cell>
          <table:table-cell office:value-type="float" office:value="133.4847">
            <text:p><text:s/>133.4847 </text:p>
          </table:table-cell>
          <table:table-cell office:value-type="float" office:value="133.4842">
            <text:p><text:s/>133.4842 </text:p>
          </table:table-cell>
          <table:table-cell table:formula="of:=([.B5]+[.C5]+[.D5])/3" office:value-type="float" office:value="133.484333333333">
            <text:p><text:s/>133.4843 </text:p>
          </table:table-cell>
          <table:table-cell table:number-columns-repeated="1019"/>
        </table:table-row>
        <table:table-row table:style-name="ro1">
          <table:table-cell office:value-type="string">
            <text:p>Massa do NaCl -5</text:p>
          </table:table-cell>
          <table:table-cell table:number-columns-repeated="3"/>
          <table:table-cell table:formula="of:=[.E5]-[.E2]" office:value-type="float" office:value="0.255066666666636">
            <text:p><text:s/>0.255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- por conjunto deve se entender béquer + vidro de relógio;</text:p>
          </table:table-cell>
          <table:table-cell table:number-columns-repeated="1023"/>
        </table:table-row>
        <table:table-row table:style-name="ro1">
          <table:table-cell office:value-type="string">
            <text:p>2- a solução em questão é de água + NaCl (cloreto de sódio conhecido como sal de cozinha) em alta concentração;</text:p>
          </table:table-cell>
          <table:table-cell table:number-columns-repeated="1023"/>
        </table:table-row>
        <table:table-row table:style-name="ro1">
          <table:table-cell office:value-type="string">
            <text:p>3- valor obtido através da diferença entre a massa do conjunto e a massa do conjunto+solução antes do aquecimento;</text:p>
          </table:table-cell>
          <table:table-cell table:number-columns-repeated="1023"/>
        </table:table-row>
        <table:table-row table:style-name="ro1">
          <table:table-cell office:value-type="string">
            <text:p>4- verifica-se nessa etapa que nessa massa ainda pode conter uma pequena quantidade de água;</text:p>
          </table:table-cell>
          <table:table-cell table:number-columns-repeated="1023"/>
        </table:table-row>
        <table:table-row table:style-name="ro1">
          <table:table-cell office:value-type="string">
            <text:p>5- valor obtido da diferença entre a massa do conjunto + NaCl após o aquecimento e <text:s/>a massa do conjunto;</text:p>
          </table:table-cell>
          <table:table-cell table:number-columns-repeated="1023"/>
        </table:table-row>
        <table:table-row table:style-name="ro1">
          <table:table-cell office:value-type="string">
            <text:p>6- valor obtido da média aritmética entre as três pesagens;</text:p>
          </table:table-cell>
          <table:table-cell table:number-columns-repeated="1023"/>
        </table:table-row>
        <table:table-row table:style-name="ro1">
          <table:table-cell office:value-type="string">
            <text:p>*os valores da tabela podem conter erros humanos e experimentais.</text:p>
          </table:table-cell>
          <table:table-cell table:number-columns-repeated="1023"/>
        </table:table-row>
        <table:table-row table:style-name="ro1">
          <table:table-cell office:value-type="string">
            <text:p>Tabela 1.2.</text:p>
          </table:table-cell>
          <table:table-cell table:number-columns-repeated="1023"/>
        </table:table-row>
        <table:table-row table:style-name="ro1">
          <table:table-cell office:value-type="string">
            <text:p>Temperatura</text:p>
          </table:table-cell>
          <table:table-cell office:value-type="string">
            <text:p>Densidade</text:p>
          </table:table-cell>
          <table:table-cell office:value-type="string">
            <text:p>Volume de 1 g de água</text:p>
          </table:table-cell>
          <table:table-cell table:number-columns-repeated="1021"/>
        </table:table-row>
        <table:table-row table:style-name="ro1">
          <table:table-cell office:value-type="string">
            <text:p>(°C)</text:p>
          </table:table-cell>
          <table:table-cell office:value-type="string">
            <text:p>(g/mL)</text:p>
          </table:table-cell>
          <table:table-cell office:value-type="string">
            <text:p>(mL), corrigida para 20°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9991026">
            <text:p><text:s/>0.9991026 </text:p>
          </table:table-cell>
          <table:table-cell office:value-type="float" office:value="1.002">
            <text:p><text:s/>1.0020 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998946">
            <text:p><text:s/>0.9989460 </text:p>
          </table:table-cell>
          <table:table-cell office:value-type="float" office:value="1.0021">
            <text:p><text:s/>1.0021 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9987779">
            <text:p><text:s/>0.9987779 </text:p>
          </table:table-cell>
          <table:table-cell office:value-type="float" office:value="1.0023">
            <text:p><text:s/>1.0023 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9985986">
            <text:p><text:s/>0.9985986 </text:p>
          </table:table-cell>
          <table:table-cell office:value-type="float" office:value="1.0025">
            <text:p><text:s/>1.0025 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9984082">
            <text:p><text:s/>0.9984082 </text:p>
          </table:table-cell>
          <table:table-cell office:value-type="float" office:value="1.0027">
            <text:p><text:s/>1.0027 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9982071">
            <text:p><text:s/>0.9982071 </text:p>
          </table:table-cell>
          <table:table-cell office:value-type="float" office:value="1.0029">
            <text:p><text:s/>1.0029 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0.9979955">
            <text:p><text:s/>0.9979955 </text:p>
          </table:table-cell>
          <table:table-cell office:value-type="float" office:value="1.0031">
            <text:p><text:s/>1.0031 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9977735">
            <text:p><text:s/>0.9977735 </text:p>
          </table:table-cell>
          <table:table-cell office:value-type="float" office:value="1.0033">
            <text:p><text:s/>1.0033 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0.9975415">
            <text:p><text:s/>0.9975415 </text:p>
          </table:table-cell>
          <table:table-cell office:value-type="float" office:value="1.0035">
            <text:p><text:s/>1.0035 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9972995">
            <text:p><text:s/>0.9972995 </text:p>
          </table:table-cell>
          <table:table-cell office:value-type="float" office:value="1.0038">
            <text:p><text:s/>1.0038 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9970479">
            <text:p><text:s/>0.9970479 </text:p>
          </table:table-cell>
          <table:table-cell office:value-type="float" office:value="1.004">
            <text:p><text:s/>1.0040 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9967867">
            <text:p><text:s/>0.9967867 </text:p>
          </table:table-cell>
          <table:table-cell office:value-type="float" office:value="1.0042">
            <text:p><text:s/>1.0042 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Fonte: Retirado sem modificação de “Harris, Daniel C.;Análise Química Quantitativa - 6ª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Edição, LTC, Rio de Janeiro, 2005”.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4" number:min-integer-digits="1" number:grouping="true"/>
      <number:text> </number:text>
    </number:number-style>
    <number:number-style style:name="N116P1" style:volatile="true">
      <number:text>-</number:text>
      <number:number number:decimal-places="4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7" number:min-integer-digits="1" number:grouping="true"/>
      <number:text> </number:text>
    </number:number-style>
    <number:number-style style:name="N117P1" style:volatile="true">
      <number:text>-</number:text>
      <number:number number:decimal-places="7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9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2T19:16:26</dc:date>
    <dc:creator>Jefferson Campos</dc:creator>
    <meta:document-statistic meta:table-count="1" meta:cell-count="76" meta:object-count="0"/>
    <meta:generator>OpenOffice.org/3.3$Linux OpenOffice.org_project/330m20$Build-9567</meta:generator>
  </office:meta>
</office:document-meta>
</file>